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603cm"/>
    </style:style>
    <style:style style:name="Tableau2.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2.A2"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style:tab-stops>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style:style>
    <style:style style:name="P4" style:family="paragraph" style:parent-style-name="Text_20_body">
      <style:text-properties style:font-name="Courier" fo:background-color="#ffff00"/>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fo:background-color="#ffff00"/>
    </style:style>
    <style:style style:name="P8" style:family="paragraph" style:parent-style-name="Index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style:writing-mode="page">
        <style:tab-stops>
          <style:tab-stop style:position="17cm" style:leader-style="solid" style:leader-text="_"/>
        </style:tab-stops>
      </style:paragraph-properties>
    </style:style>
    <style:style style:name="P11" style:family="paragraph" style:parent-style-name="Text_20_body">
      <style:paragraph-properties fo:text-align="justify" style:justify-single-word="false" style:writing-mode="page">
        <style:tab-stops>
          <style:tab-stop style:position="16.88cm" style:leader-style="solid" style:leader-text="_"/>
        </style:tab-stops>
      </style:paragraph-properties>
    </style:style>
    <style:style style:name="P12"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style>
    <style:style style:name="P13"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style>
    <style:style style:name="P14"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LiberationSerif" fo:font-size="12pt" fo:background-color="#ffff00"/>
    </style:style>
    <style:style style:name="P15"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LiberationSerif" fo:font-size="12pt" fo:background-color="#ffff00"/>
    </style:style>
    <style:style style:name="P16" style:family="paragraph" style:parent-style-name="Text_20_body" style:master-page-name="">
      <style:paragraph-properties style:page-number="auto" style:writing-mode="page">
        <style:tab-stops>
          <style:tab-stop style:position="17cm" style:type="right" style:leader-style="solid" style:leader-text="_"/>
        </style:tab-stops>
      </style:paragraph-properties>
    </style:style>
    <style:style style:name="P17" style:family="paragraph" style:parent-style-name="Text_20_body">
      <style:paragraph-properties fo:text-align="center" style:justify-single-word="false"/>
      <style:text-properties officeooo:rsid="000e3e17" officeooo:paragraph-rsid="000e3e17"/>
    </style:style>
    <style:style style:name="P18" style:family="paragraph" style:parent-style-name="Table_20_Contents">
      <style:paragraph-properties fo:text-align="center" style:justify-single-word="false"/>
      <style:text-properties officeooo:rsid="000e3e17" officeooo:paragraph-rsid="000e3e17"/>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officeooo:rsid="000e3e17" fo:background-color="#ffff00" loext:char-shading-value="0"/>
    </style:style>
    <style:style style:name="T5" style:family="text">
      <style:text-properties officeooo:rsid="000e5f84" fo:background-color="#ffff00" loext:char-shading-value="0"/>
    </style:style>
    <style:style style:name="T6" style:family="text">
      <style:text-properties officeooo:rsid="000eee99" fo:background-color="#ffff00" loext:char-shading-value="0"/>
    </style:style>
    <style:style style:name="T7" style:family="text">
      <style:text-properties officeooo:rsid="001041ee" fo:background-color="#ffff00" loext:char-shading-value="0"/>
    </style:style>
    <style:style style:name="T8" style:family="text">
      <style:text-properties fo:background-color="transparent" loext:char-shading-value="0"/>
    </style:style>
    <style:style style:name="T9" style:family="text">
      <style:text-properties officeooo:rsid="000e3e17" fo:background-color="transparent" loext:char-shading-value="0"/>
    </style:style>
    <style:style style:name="T10" style:family="text">
      <style:text-properties officeooo:rsid="00132641" fo:background-color="transparent" loext:char-shading-value="0"/>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Liberation Sans1"/>
    </style:style>
    <style:style style:name="T14" style:family="text">
      <style:text-properties style:font-name="Liberation Sans1" fo:background-color="#ffff00" loext:char-shading-value="0"/>
    </style:style>
    <style:style style:name="T15" style:family="text">
      <style:text-properties style:font-name="Liberation Sans1" officeooo:rsid="000eee99"/>
    </style:style>
    <style:style style:name="T16" style:family="text">
      <style:text-properties style:font-name="LiberationSerif" fo:font-size="12pt" fo:background-color="#ffff00" loext:char-shading-value="0"/>
    </style:style>
    <style:style style:name="T17" style:family="text">
      <style:text-properties style:font-name="LiberationSerif" fo:font-size="12pt" fo:background-color="transparent" loext:char-shading-value="0"/>
    </style:style>
    <style:style style:name="T18" style:family="text">
      <style:text-properties style:font-name="LiberationSerif" fo:font-size="12pt" officeooo:rsid="000e3e17" fo:background-color="transparent" loext:char-shading-value="0"/>
    </style:style>
    <style:style style:name="T19" style:family="text">
      <style:text-properties officeooo:rsid="000e3e17"/>
    </style:style>
    <style:style style:name="T20" style:family="text">
      <style:text-properties officeooo:rsid="000eee99"/>
    </style:style>
    <style:style style:name="T21" style:family="text">
      <style:text-properties officeooo:rsid="001041e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Évaluation </text:p>
      <text:p text:style-name="P6">Durée : 45mn</text:p>
      <text:p text:style-name="P2"><text:line-break/>Répondez directement dans ce fichier en complétant les blancs (signalés par un surlignage jaune).<text:line-break/><text:span text:style-name="T11">Envoyez ce document complété en pièce jointe à </text:span><text:a xlink:type="simple" xlink:href="mailto:lboubchir@univ-paris8.fr" text:style-name="Internet_20_link" text:visited-style-name="Visited_20_Internet_20_Link"><text:span text:style-name="T11">lboubchir@univ-paris8.fr</text:span></text:a><text:span text:style-name="T11"> en précisant « REGROUPEMENT IED JUILLET 2019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9">Prénom</text:p>
          </table:table-cell>
          <table:table-cell table:style-name="Tableau2.A1" office:value-type="string">
            <text:p text:style-name="P9">Numéro étudiant</text:p>
          </table:table-cell>
        </table:table-row>
        <table:table-row>
          <table:table-cell table:style-name="Tableau2.A2" office:value-type="string">
            <text:p text:style-name="P17">Tercé</text:p>
          </table:table-cell>
          <table:table-cell table:style-name="Tableau2.A2" office:value-type="string">
            <text:p text:style-name="P18">Nicolas</text:p>
          </table:table-cell>
          <table:table-cell table:style-name="Tableau2.A2" office:value-type="string">
            <text:p text:style-name="P9"/>
            <text:p text:style-name="P18">18905244</text:p>
          </table:table-cell>
        </table:table-row>
      </table:table>
      <text:p text:style-name="Object_20_index_20_heading"/>
      <text:p text:style-name="Object_20_index_20_heading">Connaissances générales sur Linux et votre machine</text:p>
      <text:p text:style-name="P12"><text:span text:style-name="T8">1) Qu’est-ce qu'un </text:span>système d’exploitation ? <text:span text:style-name="T19">une interface qui permet d'exploiter une machine, de gérer les drivers et la mémoire utilisée par les différents logiciels. Il comprends un noyau ,un kernel et une arborescence</text:span><text:span text:style-name="T16"><text:tab/></text:span></text:p>
      <text:p text:style-name="P15"><text:tab/></text:p>
      <text:p text:style-name="P15"><text:tab/></text:p>
      <text:p text:style-name="P14"><text:span text:style-name="T8">2) Quel est le rôle du disque dur ? </text:span><text:span text:style-name="T9">le disque dur permet de stocker les données et informations une fois que la machine est éteinte.</text:span><text:span text:style-name="T8"><text:tab/></text:span></text:p>
      <text:p text:style-name="P15"><text:tab/></text:p>
      <text:p text:style-name="P15"><text:tab/></text:p>
      <text:p text:style-name="P12"><text:span text:style-name="T8">3) Qu’est-ce qu’une partition ?</text:span><text:span text:style-name="T9">une partition est une sous partie d'un disque dur séparée des autres sur laquelle on peut installer un syst</text:span><text:span text:style-name="T10">è</text:span><text:span text:style-name="T9">me d'exploitation</text:span><text:span text:style-name="T10"> par exemple (il faut une partition primaire pour windows)</text:span><text:span text:style-name="T16"><text:tab/></text:span></text:p>
      <text:p text:style-name="P15"><text:tab/></text:p>
      <text:p text:style-name="P13"><text:span text:style-name="T17">4) Que signifie l'acronyme RAM (en anglais) ?</text:span><text:span text:style-name="T18">Random Access Memory</text:span><text:span text:style-name="T16"><text:tab/></text:span></text:p>
      <text:p text:style-name="P15"><text:tab/></text:p>
      <text:p text:style-name="P11"><text:span text:style-name="T8">5) A quoi sert le fichier .bashrc ?</text:span><text:span text:style-name="T9">il contient des information et des configuration spécifiques liées au bash</text:span><text:span text:style-name="T16"><text:tab/></text:span></text:p>
      <text:p text:style-name="P15"><text:tab/></text:p>
      <text:p text:style-name="P11"><text:soft-page-break/><text:span text:style-name="T17">6) Qu'est-ce qu'une machine virtuelle ?</text:span><text:span text:style-name="T18">c'est une simulation d'une autre machine a l'interieur d'un système d'exploitation. On peut simuler les capacité d'un téléphone portable ou d'un ordinateur moins puissant</text:span><text:span text:style-name="T16"><text:tab/></text:span></text:p>
      <text:p text:style-name="P15"><text:tab/></text:p>
      <text:p text:style-name="P15"><text:tab/></text:p>
      <text:p text:style-name="P15"/>
      <text:p text:style-name="Object_20_index_20_heading">Le Shell, commandes courantes </text:p>
      <text:p text:style-name="P5">Pour chaque étape indiquez la commande nécessaire pour réaliser l'action demandée et répondez aux questions. Considérez que les commandes s'enchaînent. Dans certains cas, soyez attentifs au contexte pour savoir quelle commande utiliser.</text:p>
      <text:p text:style-name="P10">Déplacez vous dans le répertoire <text:span text:style-name="T1">Examen</text:span> de votre compte utilisateur :<text:span text:style-name="T3"> </text:span><text:span text:style-name="T4">cd ~/examens</text:span><text:span text:style-name="T3"><text:tab/></text:span></text:p>
      <text:p text:style-name="P10">Créez un dossier <text:span text:style-name="T1">Fichiers</text:span> :<text:span text:style-name="T3"> </text:span><text:span text:style-name="T4">mkdir Fichiers</text:span><text:span text:style-name="T3"><text:tab/></text:span></text:p>
      <text:p text:style-name="P10">Déplacez vous dans ce dossier :<text:span text:style-name="T3"> </text:span><text:span text:style-name="T4">cd Fichiers</text:span><text:span text:style-name="T3"><text:tab/></text:span></text:p>
      <text:p text:style-name="P10">Créez un fichier texte nommé <text:span text:style-name="T1">Document</text:span> :<text:span text:style-name="T3"> </text:span><text:span text:style-name="T4">&gt; Document</text:span><text:span text:style-name="T3"><text:tab/></text:span></text:p>
      <text:p text:style-name="P10">Listez TOUS les fichiers et envoyer le résultat dans le fichier <text:span text:style-name="T1">Document</text:span> :<text:span text:style-name="T3"> </text:span><text:span text:style-name="T4">ls -al &gt; Document</text:span><text:span text:style-name="T3"><text:tab/></text:span></text:p>
      <text:p text:style-name="P10">Affichez le contenu de <text:span text:style-name="T1">Document</text:span> :<text:span text:style-name="T3"> </text:span><text:span text:style-name="T4">cat Document</text:span><text:span text:style-name="T3"><text:tab/></text:span></text:p>
      <text:p text:style-name="P10">Ajoutez la date du jour dans <text:span text:style-name="T1">Document</text:span> :<text:span text:style-name="T3"> </text:span><text:span text:style-name="T4">date &gt;&gt; Document</text:span><text:span text:style-name="T3"><text:tab/></text:span></text:p>
      <text:p text:style-name="P10">Donnez la propriété de <text:span text:style-name="T1">Document</text:span> à <text:span text:style-name="T1">Dupond</text:span> et au groupe <text:span text:style-name="T1">Users</text:span>:<text:span text:style-name="T3"> <text:s/></text:span><text:span text:style-name="T4">chown Dupond:Users Document</text:span><text:span text:style-name="T3"><text:tab/></text:span></text:p>
      <text:p text:style-name="P15"><text:tab/></text:p>
      <text:p text:style-name="P10">Afficher les droits de <text:span text:style-name="T1">Document</text:span> :<text:span text:style-name="T3"> </text:span><text:span text:style-name="T4">ls</text:span><text:span text:style-name="T5"> -l Document</text:span><text:span text:style-name="T3"><text:tab/></text:span></text:p>
      <text:p text:style-name="Text_20_body">La commande affiche : <text:s/><text:line-break/><text:span text:style-name="T1">-rw--w--w- <text:s/>1 Dupond <text:s/>Users <text:s/>0 <text:s/>10 ma 11:10 Document</text:span></text:p>
      <text:p text:style-name="P10">Qui peut lire ce fichier ?<text:span text:style-name="T3"> </text:span><text:span text:style-name="T6">Dupond</text:span><text:span text:style-name="T3"><text:tab/></text:span></text:p>
      <text:p text:style-name="P10">Qui peut modifier ce fichier ?<text:span text:style-name="T3"> </text:span><text:span text:style-name="T6">Dupond les membres du groupe Users et les autres</text:span><text:span text:style-name="T3"><text:tab/></text:span></text:p>
      <text:p text:style-name="P10">Qui peut exécuter ce fichier ?<text:span text:style-name="T3"> </text:span><text:span text:style-name="T6">l'administrateur root</text:span><text:span text:style-name="T3"><text:tab/></text:span></text:p>
      <text:p text:style-name="P10">Ajoutez le droit de lire le fichier aux utilisateurs autre que <text:span text:style-name="T1">Dupond</text:span> et les membres du groupe <text:span text:style-name="T1">Users</text:span> :<text:span text:style-name="T3"> </text:span><text:span text:style-name="T6">chmod a+r Document</text:span><text:span text:style-name="T3"><text:tab/></text:span></text:p>
      <text:p text:style-name="P10">Créez le chemin <text:span text:style-name="T1">Exercice/facile/</text:span> :<text:span text:style-name="T3"> </text:span><text:span text:style-name="T6">mkdir -p Exercice/facile</text:span><text:span text:style-name="T3"><text:tab/></text:span></text:p>
      <text:p text:style-name="P10"><text:soft-page-break/>Renommez <text:span text:style-name="T1">facile</text:span> en <text:span text:style-name="T1">difficile</text:span> <text:span text:style-name="T12">sans vous déplacer dans l’arborescence des fichiers</text:span> :<text:span text:style-name="T3"> <text:tab/></text:span></text:p>
      <text:p text:style-name="P15"><text:tab/></text:p>
      <text:p text:style-name="Text_20_body">Complétez la boucle suivante pour envoyer 5 fois les messages "<text:span text:style-name="T2">Bonjour</text:span>" dans le fichier <text:span text:style-name="T1">Messages</text:span> :</text:p>
      <text:p text:style-name="P3">for <text:span text:style-name="T3">_</text:span><text:span text:style-name="T6">i</text:span> <text:span text:style-name="T3">_</text:span><text:span text:style-name="T6">in</text:span><text:span text:style-name="T3">_</text:span> <text:span text:style-name="T8">{</text:span><text:span text:style-name="T3">__</text:span><text:span text:style-name="T6">1 2 3 4 5</text:span><text:span text:style-name="T3">___</text:span><text:span text:style-name="T8">}</text:span> ; <text:span text:style-name="T20">do</text:span><text:span text:style-name="T3">__</text:span> </text:p>
      <text:p text:style-name="P3"><text:s text:c="4"/><text:span text:style-name="T3">__</text:span><text:span text:style-name="T6">echo</text:span><text:span text:style-name="T3">__</text:span> "<text:span text:style-name="T2">Bonjour</text:span>" <text:span text:style-name="T3">_</text:span><text:span text:style-name="T6">&gt;</text:span><text:span text:style-name="T3">_</text:span> Messages</text:p>
      <text:p text:style-name="P4">__<text:span text:style-name="T20">done</text:span>__</text:p>
      <text:p text:style-name="P16">Triez le contenu du fichier <text:span text:style-name="T1">Messages</text:span> et enlevez les doublons :<text:line-break/><text:span text:style-name="T20">sort Messages | uniq</text:span><text:span text:style-name="T3"><text:tab/></text:span></text:p>
      <text:p text:style-name="P10">Déplacez le fichier <text:span text:style-name="T1">Messages</text:span> pour le placer 2 niveaux plus haut (dans <text:span text:style-name="T1">Exercice</text:span>) avec un <text:span text:style-name="T12">chemin relatif</text:span> :<text:span text:style-name="T20">mv message Exercice/Message</text:span><text:span text:style-name="T3"><text:tab/></text:span></text:p>
      <text:p text:style-name="P10">Vérifiez où vous êtes :<text:span text:style-name="T20">pwd</text:span><text:span text:style-name="T3"><text:tab/></text:span></text:p>
      <text:p text:style-name="P10">La commande indique :<text:line-break/><text:span text:style-name="T1">/home/visiteur/Examen/Documents/Fichier/Exercice/</text:span></text:p>
      <text:p text:style-name="P10">C'est un chemin absolu ou relatif ?<text:span text:style-name="T3"> </text:span><text:span text:style-name="T6">relatif</text:span><text:span text:style-name="T3"><text:tab/></text:span></text:p>
      <text:p text:style-name="P10">Déplacez vous dans le répertoire <text:span text:style-name="T1">/home/visiteur/bin</text:span><text:span text:style-name="T13"> :</text:span><text:span text:style-name="T15">cd ~/home/visiteur/bin</text:span><text:span text:style-name="T14"><text:tab/></text:span></text:p>
      <text:p text:style-name="P10">Le répertoire <text:s/><text:span text:style-name="T1">/home/visiteur/bin</text:span> contient un script nommé <text:span text:style-name="T1">script.sh</text:span> qui vous appartient, modifiez les droits de ce fichier, donnez vous les droits de lecture, écriture, exécution et donnez juste le droit d'exécution à tous les autres :<text:span text:style-name="T3"> </text:span><text:span text:style-name="T7">chmod u=rwx g=x o=x script.sh</text:span><text:span text:style-name="T3"><text:tab/></text:span></text:p>
      <text:p text:style-name="P10">Lancez <text:span text:style-name="T1">script.sh</text:span> <text:span text:style-name="T12">avec un chemin absolu</text:span> :<text:span text:style-name="T3"> </text:span><text:span text:style-name="T7">/home/visiteur/bin/script.sh</text:span><text:span text:style-name="T3"><text:tab/></text:span></text:p>
      <text:p text:style-name="P10">Le script retourne des erreurs, lancez le avec un chemin relatif cette fois et en envoyant les erreurs dans un fichier log :<text:span text:style-name="T21">~/visiteurs/bin /script.sh 2&gt; erreur.log</text:span><text:span text:style-name="T3"><text:tab/></text:span></text:p>
      <text:p text:style-name="P10">En consultant les erreurs vous constatez que le programme a besoin de votre nom d'utilisateur dans une variable nommée <text:span text:style-name="T1">NAME</text:span> de l'environnement. Ajouter cette variable avec la bonne valeur dans l'environnement :<text:span text:style-name="T21">export export</text:span><text:span text:style-name="T3"> </text:span><text:span text:style-name="T7">NAME=Nicolas</text:span><text:span text:style-name="T3"><text:tab/></text:span></text:p>
      <text:p text:style-name="P10">Vérifier que la variable est bien dans l'environnement :<text:span text:style-name="T21">printenv NAME</text:span><text:span text:style-name="T3"><text:tab/></text:span></text:p>
      <text:p text:style-name="P10">Dans le répertoire courant il y a un fichier <text:span text:style-name="T1">nombre</text:span>, relancez le script en lui passant ce fichier en entrée :<text:span text:style-name="T3"> </text:span><text:span text:style-name="T7">script.sh nombre</text:span><text:span text:style-name="T3"><text:tab/></text:span></text:p>
      <text:p text:style-name="P10">Le script prend du temps à s'exécuter, comment le passer en arrière plan ?<text:span text:style-name="T21">script.sh nombre &amp;</text:span><text:span text:style-name="T3"><text:tab/></text:span></text:p>
      <text:p text:style-name="P10">Le processus numéro 1234 consomme trop de mémoire et de processeur, tuez le violemment :<text:line-break/><text:span text:style-name="T21">kill -9 1234</text:span><text:span text:style-name="T3"><text:tab/></text:span></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fo:padding="0.049cm" fo:border-left="none" fo:border-right="none" fo:border-top="none" fo:border-bottom="0.06pt solid #808080"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fo:padding="0.049cm" fo:border-left="none" fo:border-right="none" fo:border-top="0.06pt solid #666666" fo:border-bottom="none" style:shadow="none" text:number-lines="false" text:line-number="0" style:writing-mode="pag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Université Paris 8 – Licence d’informatique à distance – Pratique, Installation et Utilisation <text:tab/><text:page-number text:select-page="current">4</text:page-number>/<text:page-count>4</text:page-count></text:p>
      </style:header>
      <style:footer>
        <text:p text:style-name="MP1"><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20:51:29.607764000</meta:creation-date>
    <dc:date>2019-07-03T10:56:20.448874633</dc:date>
    <meta:editing-duration>PT5H19M29S</meta:editing-duration>
    <meta:editing-cycles>47</meta:editing-cycles>
    <meta:generator>LibreOffice/6.0.7.3$Linux_X86_64 LibreOffice_project/00m0$Build-3</meta:generator>
    <meta:document-statistic meta:table-count="1" meta:image-count="0" meta:object-count="0" meta:page-count="4" meta:paragraph-count="65" meta:word-count="703" meta:character-count="4498" meta:non-whitespace-character-count="3783"/>
  </office:meta>
</office:document-meta>
</file>